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7D0F37DB519B6AB06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1.88cm" svg:height="29.7cm" draw:z-index="0"><draw:image xlink:href="Pictures/1000000100000320000007D0F37DB519B6AB06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11:11:36.130472581</meta:creation-date>
    <dc:date>2023-06-04T11:12:03.428383632</dc:date>
    <meta:editing-duration>PT2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